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ng of Three" svg:font-family="'Gang of Thre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9cm" draw:marker-start-width="0.439cm" draw:marker-end-width="0.439cm" draw:textarea-horizontal-align="justify" draw:textarea-vertical-align="middle" draw:auto-grow-height="false" fo:min-height="0.472cm" fo:min-width="3.022cm" fo:padding-top="0.205cm" fo:padding-bottom="0.205cm" fo:padding-left="0.33cm" fo:padding-right="0.33cm"/>
    </style:style>
    <style:style style:name="gr2" style:family="graphic" style:parent-style-name="standard">
      <style:graphic-properties svg:stroke-width="0.159cm" svg:stroke-color="#729fcf" draw:marker-start-width="0.439cm" draw:marker-end-width="0.439cm" draw:fill-color="#729fcf" draw:textarea-horizontal-align="justify" draw:textarea-vertical-align="middle" draw:auto-grow-height="false" fo:min-height="0.312cm" fo:min-width="2.862cm" fo:padding-top="0.205cm" fo:padding-bottom="0.205cm" fo:padding-left="0.33cm" fo:padding-right="0.33cm"/>
    </style:style>
    <style:style style:name="gr3" style:family="graphic" style:parent-style-name="standard">
      <style:graphic-properties svg:stroke-width="0.159cm" svg:stroke-color="#ffff00" draw:marker-start-width="0.439cm" draw:marker-end-width="0.439cm" draw:fill-color="#729fcf" draw:textarea-horizontal-align="justify" draw:textarea-vertical-align="middle" draw:auto-grow-height="false" fo:min-height="0.312cm" fo:min-width="2.862cm" fo:padding-top="0.205cm" fo:padding-bottom="0.205cm" fo:padding-left="0.33cm" fo:padding-right="0.33cm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style:font-name="Gang of Three" fo:font-size="6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/>
    </style:style>
    <style:style style:name="P4" style:family="paragraph">
      <loext:graphic-properties draw:fill-color="#729fcf"/>
      <style:paragraph-properties fo:text-align="center"/>
      <style:text-properties fo:color="#ffffff"/>
    </style:style>
    <style:style style:name="P5" style:family="paragraph">
      <loext:graphic-properties draw:fill-color="#ffffff"/>
    </style:style>
    <style:style style:name="T1" style:family="text">
      <style:text-properties style:font-name="Gang of Three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2cm" svg:y="6cm" presentation:class="title" presentation:user-transformed="true">
          <draw:text-box>
            <text:p text:style-name="P1"><text:span text:style-name="T1">ZAULZILLA</text:span></text:p>
          </draw:text-box>
        </draw:frame>
        <draw:custom-shape draw:style-name="gr1" draw:text-style-name="P3" draw:layer="layout" svg:width="3.6cm" svg:height="0.8cm" svg:x="11.8cm" svg:y="14.8cm">
          <text:p text:style-name="P2"><text:span text:style-name="T2">Sāk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.6cm" svg:height="0.8cm" svg:x="15.6cm" svg:y="14.8cm">
          <text:p text:style-name="P2"><text:span text:style-name="T2">Sāk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6cm" svg:height="0.8cm" svg:x="19.4cm" svg:y="14.8cm">
          <text:p text:style-name="P2"><text:span text:style-name="T2">Sāk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ng of Three" svg:font-family="'Gang of Thre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9T21:44:54.815560915</meta:creation-date>
    <dc:date>2016-10-19T22:30:03.861800477</dc:date>
    <meta:editing-duration>PT11M37S</meta:editing-duration>
    <meta:editing-cycles>2</meta:editing-cycles>
    <meta:generator>LibreOffice/5.2.2.2$Linux_X86_64 LibreOffice_project/20m0$Build-2</meta:generator>
    <meta:document-statistic meta:object-count="27"/>
  </office:meta>
</office:document-meta>
</file>